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45b1" officeooo:paragraph-rsid="001745b1"/>
    </style:style>
    <style:style style:name="T1" style:family="text">
      <style:text-properties officeooo:rsid="00191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eptron camada simples exercícios</text:p>
      <text:p text:style-name="P1"><text:tab/>1→ vetores de um grupo de treinamento são apresentados para a rede um após o outro, se a saída da rede esta correta nenhuma mudança e feita , por outro lado, os pesos de inclinação são atualizados usando as regras de aprendizado do perceptron, uma passagem inteira de entrada de um vetor chamado época.</text:p>
      <text:p text:style-name="P1"><text:tab/><text:span text:style-name="T1">2→ </text:span></text:p>
      <text:p text:style-name="P1"><text:tab/><text:span text:style-name="T1">3</text:span>→ <text:span text:style-name="T1">por ter somente uma cam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3:35:31.838760627</meta:creation-date>
    <dc:date>2021-01-18T23:32:36.477499885</dc:date>
    <meta:editing-duration>PT9H6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5" meta:character-count="374" meta:non-whitespace-character-count="309"/>
  </office:meta>
</office:document-meta>
</file>